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eeeee" draw:textarea-horizontal-align="justify" draw:textarea-vertical-align="middle" draw:auto-grow-height="false" fo:min-height="2.25cm" fo:min-width="3.5cm"/>
    </style:style>
    <style:style style:name="gr2" style:family="graphic" style:parent-style-name="standard">
      <style:graphic-properties svg:stroke-color="#eeeeee" draw:fill-color="#ffcc00" draw:textarea-horizontal-align="justify" draw:textarea-vertical-align="middle" draw:auto-grow-height="false" fo:min-height="5.76cm" fo:min-width="3.49cm"/>
    </style:style>
    <style:style style:name="gr3" style:family="graphic" style:parent-style-name="standard">
      <style:graphic-properties svg:stroke-color="#eeeeee" draw:fill-color="#cccccc" draw:textarea-horizontal-align="justify" draw:textarea-vertical-align="middle" draw:auto-grow-height="false" fo:min-height="3.24cm" fo:min-width="3.49cm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2.5cm" svg:x="3.6cm" svg:y="3.4cm">
          <text:p text:style-name="P1">Static</text:p>
          <text:p text:style-name="P1">Variable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9cm" svg:height="6.01cm" svg:x="3.605cm" svg:y="5.9cm">
          <text:p text:style-name="P1">Stack</text:p>
          <text:p text:style-name="P1">Automatic</text:p>
          <text:p text:style-name="P1">(local)</text:p>
          <text:p text:style-name="P1">Variable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9cm" svg:height="3.49cm" svg:x="3.605cm" svg:y="11.91cm">
          <text:p text:style-name="P1">Heap</text:p>
          <text:p text:style-name="P1">Dynamic</text:p>
          <text:p text:style-name="P1">(pointers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11:29:57.794790281</meta:creation-date>
    <dc:date>2018-01-27T11:33:40.401369654</dc:date>
    <meta:editing-duration>PT3M43S</meta:editing-duration>
    <meta:editing-cycles>1</meta:editing-cycles>
    <meta:document-statistic meta:object-count="3"/>
    <meta:generator>LibreOffice/5.1.6.2$Linux_X86_64 LibreOffice_project/10m0$Build-2</meta:generator>
  </office:meta>
</office:document-meta>
</file>